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fo:font-weight="bold" officeooo:rsid="000021d4" officeooo:paragraph-rsid="000021d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en" fo:country="US" fo:font-weight="bold" officeooo:rsid="00020b4f" officeooo:paragraph-rsid="00020b4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en" fo:country="US" fo:font-weight="bold" officeooo:rsid="00020b4f" officeooo:paragraph-rsid="0003a9d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en" fo:country="US" fo:font-weight="bold" officeooo:rsid="0003a9d3" officeooo:paragraph-rsid="0003a9d3" style:font-weight-asian="bold" style:font-weight-complex="bold"/>
    </style:style>
    <style:style style:name="P5" style:family="paragraph" style:parent-style-name="Standard">
      <style:paragraph-properties fo:text-align="end" style:justify-single-word="false"/>
      <style:text-properties fo:language="en" fo:country="US" fo:font-weight="bold" officeooo:rsid="0003a9d3" officeooo:paragraph-rsid="0003a9d3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en" fo:country="US" fo:font-weight="normal" officeooo:rsid="000021d4" officeooo:paragraph-rsid="000021d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language="en" fo:country="US" fo:font-weight="normal" officeooo:rsid="00020b4f" officeooo:paragraph-rsid="00020b4f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en" fo:country="US" fo:font-style="normal" style:text-underline-style="solid" style:text-underline-width="auto" style:text-underline-color="font-color" fo:font-weight="bold" officeooo:rsid="000021d4" officeooo:paragraph-rsid="000021d4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language="en" fo:country="US" fo:font-style="normal" style:text-underline-style="solid" style:text-underline-width="auto" style:text-underline-color="font-color" fo:font-weight="normal" officeooo:rsid="000021d4" officeooo:paragraph-rsid="000021d4" style:font-style-asian="normal" style:font-weight-asian="normal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3a9d3" style:font-weight-asian="normal" style:font-weight-complex="normal"/>
    </style:style>
    <style:style style:name="T4" style:family="text">
      <style:text-properties officeooo:rsid="00020b4f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03a9d3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3a9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ing task for the job : fullstack web developer</text:p>
      <text:p text:style-name="P1"/>
      <text:p text:style-name="P6">The task contains 3 parts:</text:p>
      <text:p text:style-name="P6"/>
      <text:p text:style-name="P8">Part 1:<text:span text:style-name="T1"> MSSQL</text:span></text:p>
      <text:p text:style-name="P8"><text:span text:style-name="T1"/></text:p>
      <text:p text:style-name="P9"><text:span text:style-name="T1">Create 3 tables:</text:span></text:p>
      <text:p text:style-name="P6"/>
      <text:p text:style-name="P6">1. Books: <text:span text:style-name="T5">id</text:span>, title, <text:span text:style-name="T4">description</text:span>, edition, publishe_at</text:p>
      <text:p text:style-name="P6">2. Authors: <text:span text:style-name="T6">id</text:span>, full_name, dob <text:span text:style-name="T9">(dob stands for date of birth)</text:span></text:p>
      <text:p text:style-name="P7">3. Books_Authors: <text:span text:style-name="T8">bookID</text:span>, <text:span text:style-name="T8">autherID</text:span></text:p>
      <text:p text:style-name="P7"/>
      <text:p text:style-name="P7">Create the appropriate keys (pk, fk) and indexes.</text:p>
      <text:p text:style-name="P7">Fill the 3 tables with random data.</text:p>
      <text:p text:style-name="P7"/>
      <text:p text:style-name="P2">The scripts should be saved to .sql file.</text:p>
      <text:p text:style-name="P2"><text:span text:style-name="T2"/></text:p>
      <text:p text:style-name="P2"><text:span text:style-name="T6">Part 2:</text:span> Asp MVC 5</text:p>
      <text:p text:style-name="P2"/>
      <text:p text:style-name="P2"><text:span text:style-name="T2">Create a new Asp MVC 5 application and set up all the requirements to work with database (better to use Entity Framework).</text:span></text:p>
      <text:p text:style-name="P2"><text:span text:style-name="T2"/></text:p>
      <text:p text:style-name="P2"><text:span text:style-name="T2">Create the CRUD functionalities for the ‘Books’ and ‘Authors’ models.</text:span></text:p>
      <text:p text:style-name="P2"><text:span text:style-name="T2"/></text:p>
      <text:p text:style-name="P3"><text:span text:style-name="T6">Part </text:span><text:span text:style-name="T7">3</text:span><text:span text:style-name="T6">:</text:span><text:span text:style-name="T2"> </text:span><text:span text:style-name="T9">Working with Excel</text:span></text:p>
      <text:p text:style-name="P3"><text:span text:style-name="T3"/></text:p>
      <text:p text:style-name="P4"><text:span text:style-name="T2">In a separate controller, create the functionality that allows the user to download an excel file, the file format should be as follows:</text:span></text:p>
      <text:p text:style-name="P4"><text:span text:style-name="T2"/></text:p>
      <text:p text:style-name="P4"><text:span text:style-name="T2">book title | book edition | book published at | description | author full_name | author dob</text:span></text:p>
      <text:p text:style-name="P4"><text:span text:style-name="T2"/></text:p>
      <text:p text:style-name="P4"><text:span text:style-name="T2">and filled with the data from the database.</text:span></text:p>
      <text:p text:style-name="P4"><text:span text:style-name="T2"/></text:p>
      <text:p text:style-name="P4"><text:span text:style-name="T2">**Commenting the code is required**</text:span></text:p>
      <text:p text:style-name="P4"><text:span text:style-name="T2">**Using CSS bootstrap 4 is preferred **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5">Good luck.</text:p>
      <text:p text:style-name="P2"><text:span text:style-name="T2"><text:s/></text:span><text:s text:c="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10T16:37:07.641000000</meta:creation-date>
    <dc:date>2021-03-10T17:09:02.278000000</dc:date>
    <meta:editing-duration>PT43S</meta:editing-duration>
    <meta:editing-cycles>1</meta:editing-cycles>
    <meta:document-statistic meta:table-count="0" meta:image-count="0" meta:object-count="0" meta:page-count="1" meta:paragraph-count="21" meta:word-count="169" meta:character-count="970" meta:non-whitespace-character-count="818"/>
    <meta:generator>LibreOffice/6.3.4.2$Windows_x86 LibreOffice_project/60da17e045e08f1793c57c00ba83cdfce946d0aa</meta:generator>
  </office:meta>
</office:document-meta>
</file>